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3cm" table:align="left"/>
    </style:style>
    <style:style style:name="Table1.A" style:family="table-column">
      <style:table-column-properties style:column-width="6.623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9.499cm" table:align="left"/>
    </style:style>
    <style:style style:name="Table2.A" style:family="table-column">
      <style:table-column-properties style:column-width="9.499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7.235cm" table:align="left"/>
    </style:style>
    <style:style style:name="Table3.A" style:family="table-column">
      <style:table-column-properties style:column-width="17.235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5.703cm" table:align="left"/>
    </style:style>
    <style:style style:name="Table4.A" style:family="table-column">
      <style:table-column-properties style:column-width="5.703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7.59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5.015cm" table:align="left"/>
    </style:style>
    <style:style style:name="Table6.A" style:family="table-column">
      <style:table-column-properties style:column-width="5.015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6.521cm" table:align="left"/>
    </style:style>
    <style:style style:name="Table7.A" style:family="table-column">
      <style:table-column-properties style:column-width="16.521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7.233cm" table:align="left"/>
    </style:style>
    <style:style style:name="Table8.A" style:family="table-column">
      <style:table-column-properties style:column-width="17.233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6.953cm" table:align="left"/>
    </style:style>
    <style:style style:name="Table9.A" style:family="table-column">
      <style:table-column-properties style:column-width="16.953cm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7.59cm" table:align="left"/>
    </style:style>
    <style:style style:name="Table10.A" style:family="table-column">
      <style:table-column-properties style:column-width="17.59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7.59cm" table:align="left"/>
    </style:style>
    <style:style style:name="Table11.A" style:family="table-column">
      <style:table-column-properties style:column-width="17.59cm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7.59cm" table:align="left"/>
    </style:style>
    <style:style style:name="Table12.A" style:family="table-column">
      <style:table-column-properties style:column-width="17.59cm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7.59cm" table:align="left"/>
    </style:style>
    <style:style style:name="Table13.A" style:family="table-column">
      <style:table-column-properties style:column-width="17.59cm"/>
    </style:style>
    <style:style style:name="Table13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880000" style:text-line-through-style="none" style:text-line-through-type="none" style:font-name="Consolas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880000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880000" style:text-line-through-style="none" style:text-line-through-type="none" style:font-name="Consolas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880000" style:text-line-through-style="none" style:text-line-through-type="none" style:font-name="Consolas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88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nsolas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nsolas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6666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6666" style:text-line-through-style="none" style:text-line-through-type="none" style:font-name="Consolas" fo:font-size="11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660066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660066" style:text-line-through-style="none" style:text-line-through-type="none" style:font-name="Consolas" fo:font-size="11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8800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8800" style:text-line-through-style="none" style:text-line-through-type="none" style:font-name="Consolas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88" style:text-line-through-style="none" style:text-line-through-type="none" style:font-name="Consolas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style:font-name="Consolas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1c07ced9-7fff-9137-9cbc-51055634507a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5">clear;<text:line-break/>close all;<text:line-break/>clc;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1">%1. Create a vector.</text:span><text:span text:style-name="T5"><text:line-break/>x_row = [</text:span><text:span text:style-name="T10">0</text:span><text:span text:style-name="T8"> </text:span><text:span text:style-name="T10">1</text:span><text:span text:style-name="T8"> </text:span><text:span text:style-name="T10">2</text:span><text:span text:style-name="T8"> </text:span><text:span text:style-name="T10">3</text:span><text:span text:style-name="T8"> </text:span><text:span text:style-name="T10">4</text:span><text:span text:style-name="T5">]; </text:span><text:span text:style-name="T1">%1x5 row vector</text:span><text:span text:style-name="T5"><text:line-break/>y_col = [</text:span><text:span text:style-name="T10">1</text:span><text:span text:style-name="T5">;</text:span><text:span text:style-name="T10">2</text:span><text:span text:style-name="T5">;</text:span><text:span text:style-name="T10">4</text:span><text:span text:style-name="T5">;</text:span><text:span text:style-name="T10">7</text:span><text:span text:style-name="T5">;</text:span><text:span text:style-name="T10">5</text:span><text:span text:style-name="T5">]; </text:span><text:span text:style-name="T1">%5x1 column vector</text:span><text:span text:style-name="T5"><text:line-break/><text:line-break/></text:span><text:span text:style-name="T1">%2. Create a matrix.</text:span><text:span text:style-name="T5"><text:line-break/>M = [</text:span><text:span text:style-name="T10">1</text:span><text:span text:style-name="T8"> </text:span><text:span text:style-name="T10">2</text:span><text:span text:style-name="T8"> </text:span><text:span text:style-name="T10">3</text:span><text:span text:style-name="T5">; </text:span><text:span text:style-name="T10">4</text:span><text:span text:style-name="T8"> </text:span><text:span text:style-name="T10">5</text:span><text:span text:style-name="T8"> </text:span><text:span text:style-name="T10">6</text:span><text:span text:style-name="T5">; </text:span><text:span text:style-name="T10">0</text:span><text:span text:style-name="T8"> </text:span><text:span text:style-name="T10">8</text:span><text:span text:style-name="T8"> </text:span><text:span text:style-name="T10">9</text:span><text:span text:style-name="T5">]; </text:span><text:span text:style-name="T1">%3x3 matrix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span text:style-name="T1">%3. Create a 5x1 vector of zeros. Create a 1x5 vector of random numbers.</text:span><text:span text:style-name="T5"><text:line-break/>Z_51 = </text:span><text:span text:style-name="T12">zeros</text:span><text:span text:style-name="T5">(</text:span><text:span text:style-name="T10">5</text:span><text:span text:style-name="T5">,</text:span><text:span text:style-name="T10">1</text:span><text:span text:style-name="T5">); <text:line-break/>R_15 = </text:span><text:span text:style-name="T12">rand</text:span><text:span text:style-name="T5">(</text:span><text:span text:style-name="T10">1</text:span><text:span text:style-name="T5">,</text:span><text:span text:style-name="T10">5</text:span><text:span text:style-name="T5">); </text:span><text:span text:style-name="T1">%uniformly distributed 1x5 random vector</text:span><text:span text:style-name="T5"><text:line-break/>r_15 = </text:span><text:span text:style-name="T12">randn</text:span><text:span text:style-name="T5">(</text:span><text:span text:style-name="T10">1</text:span><text:span text:style-name="T5">,</text:span><text:span text:style-name="T10">5</text:span><text:span text:style-name="T5">); </text:span><text:span text:style-name="T1">%normally distributed 1x5 random vector</text:span></text:p>
          </table:table-cell>
        </table:table-row>
      </table:table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span text:style-name="T1">%4. Transpose a matrix.</text:span><text:span text:style-name="T5"><text:line-break/>M_t = transpose(M); <text:line-break/></text:span><text:span text:style-name="T1">%or</text:span><text:span text:style-name="T4"> </text:span><text:span text:style-name="T5"><text:line-break/>M_t = M.</text:span><text:span text:style-name="T14">';</text:span></text:p>
          </table:table-cell>
        </table:table-row>
      </table:table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3">%5. Compute the inner product of two matrices. Compute the cross product of two matrices. %Compute the inverse of a matrix.</text:p>
          </table:table-cell>
        </table:table-row>
      </table:table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T5">x=[</text:span><text:span text:style-name="T10">1</text:span><text:span text:style-name="T8"> </text:span><text:span text:style-name="T10">2</text:span><text:span text:style-name="T8"> </text:span><text:span text:style-name="T10">3</text:span><text:span text:style-name="T5">];<text:line-break/>y=[</text:span><text:span text:style-name="T10">4</text:span><text:span text:style-name="T8"> </text:span><text:span text:style-name="T10">5</text:span><text:span text:style-name="T8"> </text:span><text:span text:style-name="T10">6</text:span><text:span text:style-name="T5">];<text:line-break/>cross_p =</text:span><text:span text:style-name="T12">cross</text:span><text:span text:style-name="T5">(x,y);</text:span></text:p>
          </table:table-cell>
        </table:table-row>
      </table:table>
      <text:p text:style-name="P6">dot_p = dot(x,y); </text:p>
      <text:p text:style-name="P7"> <text:span text:style-name="T17">I = inv(M);</text:span></text:p>
      <text:p text:style-name="P5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span text:style-name="T1">%6. Compute the element wise multiplication of a matrix and a scalar.</text:span><text:span text:style-name="T5"><text:line-break/></text:span><text:span text:style-name="T7">e1= M*pi; </text:span><text:span text:style-name="T1">%pi is a scalar quantity</text:span></text:p>
            <text:p text:style-name="P3">% 7. concatenate two matrices:</text:p>
            <text:p text:style-name="P2"><text:span text:style-name="T7">C1 = [M e1]; </text:span><text:span text:style-name="T3">%side-by-side or horizontal concatenation</text:span></text:p>
            <text:p text:style-name="P2"><text:span text:style-name="T7">C2 = [M e1]; </text:span><text:span text:style-name="T3">%vertical concatenation</text:span></text:p>
            <text:p text:style-name="P1"/>
            <text:p text:style-name="P3"><text:soft-page-break/>% 8. create a vector of complex numbers:</text:p>
            <text:p text:style-name="P2"><text:span text:style-name="T7">V_C = [ 2+3j 3-j ; 7-2j 4+9j]</text:span><text:span text:style-name="T1">; </text:span></text:p>
            <text:p text:style-name="Table_20_Contents"/>
          </table:table-cell>
        </table:table-row>
      </table:table>
      <text:p text:style-name="P8"><text:span text:style-name="T2">%9. Multiply a row of a matrix with an element of that same matrix.</text:span><text:span text:style-name="T6"><text:line-break/></text:span><text:span text:style-name="T2">%This multiplies the second row,second column element with the first row. Generates a 1x3 vector</text:span><text:span text:style-name="T6"><text:line-break/>M_S = M(</text:span><text:span text:style-name="T11">2</text:span><text:span text:style-name="T6">,</text:span><text:span text:style-name="T11">2</text:span><text:span text:style-name="T6">)*M(</text:span><text:span text:style-name="T11">1</text:span><text:span text:style-name="T6">,:)</text:span><text:span text:style-name="T9">;</text:span></text:p>
      <text:p text:style-name="P5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<text:span text:style-name="T1">%10.Generate a vector of values ranging from 0 to 500 with 100 elements.</text:span><text:span text:style-name="T5"><text:line-break/>vec_0to500 = </text:span><text:span text:style-name="T12">linspace</text:span><text:span text:style-name="T5">(</text:span><text:span text:style-name="T10">0</text:span><text:span text:style-name="T5">, </text:span><text:span text:style-name="T10">500</text:span><text:span text:style-name="T5">, </text:span><text:span text:style-name="T10">100</text:span><text:span text:style-name="T5">);<text:line-break/></text:span><text:span text:style-name="T1">%or</text:span><text:span text:style-name="T5"><text:line-break/>Vect_0to500 = </text:span><text:span text:style-name="T10">0</text:span><text:span text:style-name="T5">:(</text:span><text:span text:style-name="T10">500</text:span><text:span text:style-name="T5">/</text:span><text:span text:style-name="T10">99</text:span><text:span text:style-name="T5">):</text:span><text:span text:style-name="T10">500</text:span><text:span text:style-name="T5">;</text:span></text:p>
          </table:table-cell>
        </table:table-row>
      </table:table>
      <text:p text:style-name="P5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<text:span text:style-name="T1">%11.Create a 2D plot of the sine function between 0 and 2π.</text:span><text:span text:style-name="T5"><text:line-break/>T = </text:span><text:span text:style-name="T10">2</text:span><text:span text:style-name="T5">*</text:span><text:span text:style-name="T12">pi</text:span><text:span text:style-name="T5">;f = </text:span><text:span text:style-name="T10">1</text:span><text:span text:style-name="T5">/T; <text:line-break/>n_pts = </text:span><text:span text:style-name="T10">100</text:span><text:span text:style-name="T5">; </text:span><text:span text:style-name="T1">% number of points to plot</text:span><text:span text:style-name="T5"><text:line-break/>res = T/n_pts; </text:span><text:span text:style-name="T1">% sampling at discrete intervals</text:span><text:span text:style-name="T5"><text:line-break/>time_r = </text:span><text:span text:style-name="T10">0</text:span><text:span text:style-name="T5">:res:(T); </text:span><text:span text:style-name="T1">%getting 100(app may increment 1 to fit correctly)values</text:span><text:span text:style-name="T5"><text:line-break/></text:span><text:span text:style-name="T1">%compute sine function of 2xpixfxT_r for each T_r value</text:span></text:p>
            <text:p text:style-name="P2"><text:span text:style-name="T5">sine = </text:span><text:span text:style-name="T12">sin</text:span><text:span text:style-name="T5">(</text:span><text:span text:style-name="T10">2</text:span><text:span text:style-name="T5">*</text:span><text:span text:style-name="T12">pi</text:span><text:span text:style-name="T5">*f0*time_r);<text:line-break/>figure;plot(time_r,sine); grid;</text:span></text:p>
          </table:table-cell>
        </table:table-row>
      </table:table>
      <text:p text:style-name="Text_20_body"/>
      <text:p text:style-name="P8"><text:span text:style-name="T2">%12.Create a 3D plot of a surface by creating a grid along the X and Y axes and plotting the %Z-coordinate according to the exponential function.</text:span><text:span text:style-name="T6"><text:line-break/>div = </text:span><text:span text:style-name="T11">10</text:span><text:span text:style-name="T6">; </text:span><text:span text:style-name="T2">% number of elements in X and Y axis</text:span><text:span text:style-name="T6"><text:line-break/>xr = </text:span><text:span text:style-name="T13">linspace</text:span><text:span text:style-name="T6">(</text:span><text:span text:style-name="T11">-1</text:span><text:span text:style-name="T6">, </text:span><text:span text:style-name="T11">1</text:span><text:span text:style-name="T6">, div); </text:span><text:span text:style-name="T2">% x-axis ranges from -1 to 1 with 10 divisions</text:span><text:span text:style-name="T6"><text:line-break/>yr = </text:span><text:span text:style-name="T13">linspace</text:span><text:span text:style-name="T6">(</text:span><text:span text:style-name="T11">-1</text:span><text:span text:style-name="T6">, </text:span><text:span text:style-name="T11">1</text:span><text:span text:style-name="T6">, div); </text:span><text:span text:style-name="T2">%y-axis values range from -1 to 1 with 10 values in between</text:span><text:span text:style-name="T6"><text:line-break/>e_xr = </text:span><text:span text:style-name="T13">exp</text:span><text:span text:style-name="T6">(xr); </text:span><text:span text:style-name="T2">%performs exponential function of xr</text:span><text:span text:style-name="T6"><text:line-break/>e_yr = </text:span><text:span text:style-name="T13">exp</text:span><text:span text:style-name="T6">(-yr);<text:line-break/>z_r = e_xr' * e_yr; </text:span><text:span text:style-name="T2">%to get a matrix of z values multiplying e_xr transpose to e_yr</text:span><text:span text:style-name="T6"><text:line-break/>figure;<text:line-break/>surf(xr, yr, z_r); </text:span><text:span text:style-name="T2">%using surf to get 3D plot</text:span><text:span text:style-name="T6"><text:line-break/>xlabel(</text:span><text:span text:style-name="T15">'X-axis'</text:span><text:span text:style-name="T6">);ylabel(</text:span><text:span text:style-name="T15">'Y-axis'</text:span><text:span text:style-name="T6">);</text:span><text:span text:style-name="T8"> </text:span></text:p>
      <text:p text:style-name="Text_20_body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"><text:span text:style-name="T1">%13.Write a script to plot a vector of random data. Draw a horizontal line </text:span><text:soft-page-break/><text:span text:style-name="T1">at the mean. Save the %script and run it from the command line.</text:span><text:span text:style-name="T5"><text:line-break/>res_pts = </text:span><text:span text:style-name="T10">512</text:span><text:span text:style-name="T5">; </text:span><text:span text:style-name="T1">% number of data points</text:span><text:span text:style-name="T5"><text:line-break/>xdata = </text:span><text:span text:style-name="T10">0</text:span><text:span text:style-name="T5">:(res_pts</text:span><text:span text:style-name="T10">-1</text:span><text:span text:style-name="T5">); </text:span><text:span text:style-name="T1">% independent variable</text:span><text:span text:style-name="T5"><text:line-break/>ydata = </text:span><text:span text:style-name="T12">randn</text:span><text:span text:style-name="T5">(</text:span><text:span text:style-name="T10">1</text:span><text:span text:style-name="T5">,res_pts); </text:span><text:span text:style-name="T1">%random 512 fractional data(normally distributed i.e, mean is 0)</text:span><text:span text:style-name="T5"><text:line-break/>mean_val = mean(ydata);<text:line-break/>figure;<text:line-break/>plot(xdata,ydata,</text:span><text:span text:style-name="T14">'p.'</text:span><text:span text:style-name="T5">,xdata,mean_val*</text:span><text:span text:style-name="T12">ones</text:span><text:span text:style-name="T5">(</text:span><text:span text:style-name="T12">size</text:span><text:span text:style-name="T5">(xdata)),</text:span><text:span text:style-name="T14">'r-'</text:span><text:span text:style-name="T5">); </text:span><text:span text:style-name="T1">%data are displayed as purple points. Mean value is displayed as a red line throughout 512 points.</text:span><text:span text:style-name="T5"><text:line-break/>grid;<text:line-break/>legend(</text:span><text:span text:style-name="T14">'Data'</text:span><text:span text:style-name="T5">,</text:span><text:span text:style-name="T14">'Mean value'</text:span><text:span text:style-name="T5">); </text:span><text:span text:style-name="T1">%gives symbol representation of data and mean value in top-right corner</text:span>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%14.Write another script that calculates the mean of five samples of data from a vector of %random data. Calculate the overall mean. Use a for loop to perform the calculations. For each %iteration of the loop print out the intermediate results. Use an if..else control block to display %the results depending on whether the mean of the samples is less than, greater than or equal %to the overall mean.</text:p>
          </table:table-cell>
        </table:table-row>
      </table:table>
      <text:p text:style-name="P5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"><text:span text:style-name="T5">data= </text:span><text:span text:style-name="T12">randn</text:span><text:span text:style-name="T5">(</text:span><text:span text:style-name="T10">1</text:span><text:span text:style-name="T5">, </text:span><text:span text:style-name="T10">20</text:span><text:span text:style-name="T5">); </text:span><text:span text:style-name="T1">%a vector of 20 random elements</text:span><text:span text:style-name="T5"><text:line-break/><text:line-break/>mean_samples = mean(data); </text:span><text:span text:style-name="T1">% find mean of the samples</text:span><text:span text:style-name="T5"><text:line-break/></text:span><text:span text:style-name="T16">for</text:span><text:span text:style-name="T8"> </text:span><text:span text:style-name="T12">i</text:span><text:span text:style-name="T5">=</text:span><text:span text:style-name="T10">1</text:span><text:span text:style-name="T5">:</text:span><text:span text:style-name="T10">20</text:span><text:span text:style-name="T8"> </text:span><text:span text:style-name="T1">%Loop</text:span><text:span text:style-name="T5"><text:line-break/></text:span><text:span text:style-name="T8">    </text:span><text:span text:style-name="T16">if</text:span><text:span text:style-name="T8"> </text:span><text:span text:style-name="T5">data(</text:span><text:span text:style-name="T12">i</text:span><text:span text:style-name="T5">) &gt; mean_samples </text:span><text:span text:style-name="T1">%Check if greater</text:span><text:span text:style-name="T5"><text:line-break/></text:span><text:span text:style-name="T8">        </text:span><text:span text:style-name="T5">printf("Value is </text:span><text:span text:style-name="T1">%d and it is greater than mean %d\n" , data(i), mean_samples);</text:span><text:span text:style-name="T5"><text:line-break/></text:span><text:span text:style-name="T8">    </text:span><text:span text:style-name="T16">elseif</text:span><text:span text:style-name="T8"> </text:span><text:span text:style-name="T5">data(</text:span><text:span text:style-name="T12">i</text:span><text:span text:style-name="T5">) &lt; mean_samples </text:span><text:span text:style-name="T1">% Check if smaller</text:span><text:span text:style-name="T5"><text:line-break/></text:span><text:span text:style-name="T8">        </text:span><text:span text:style-name="T5">printf("Value is </text:span><text:span text:style-name="T1">%d and it is lesser than mean %d\n" , data(i), mean_samples);</text:span><text:span text:style-name="T5"><text:line-break/></text:span><text:span text:style-name="T8">    </text:span><text:span text:style-name="T16">else</text:span><text:span text:style-name="T8"> </text:span><text:span text:style-name="T1">%Check if equal</text:span><text:span text:style-name="T5"><text:line-break/></text:span><text:span text:style-name="T8">        </text:span><text:span text:style-name="T5">printf("Value is </text:span><text:span text:style-name="T1">%d and it equal to mean %d\n" , data(i), mean_samples);</text:span><text:span text:style-name="T5"><text:line-break/></text:span><text:span text:style-name="T8">    </text:span><text:span text:style-name="T16">end</text:span><text:span text:style-name="T5">;<text:line-break/></text:span><text:span text:style-name="T16">end</text:span><text:span text:style-name="T5">;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">%15.Create a function that calculates the sum of an arbitrary number of <text:soft-page-break/>sinusoidal terms. Call this function from the MATLAB command line or in a MATLAB script (.m).</text:p>
            <text:p text:style-name="P1"/>
            <text:p text:style-name="P3">%Program to add n number of odd harmonics of a sine wave to get a square wave. This shows how sine waves can be used to create other waveforms</text:p>
            <text:p text:style-name="P2"><text:span text:style-name="T5"><text:line-break/></text:span><text:span text:style-name="T16">function</text:span><text:span text:style-name="T8"> </text:span><text:span text:style-name="T12">Ysum</text:span><text:span text:style-name="T8"> </text:span><text:span text:style-name="T5">= </text:span><text:span text:style-name="T12">addsines(Y)</text:span><text:span text:style-name="T5"><text:line-break/>Ysum = sum(Y, </text:span><text:span text:style-name="T10">1</text:span><text:span text:style-name="T5">);<text:line-break/>endfunction<text:line-break/><text:line-break/>T0 = </text:span><text:span text:style-name="T10">2</text:span><text:span text:style-name="T5">*</text:span><text:span text:style-name="T12">pi</text:span><text:span text:style-name="T5">; </text:span><text:span text:style-name="T1">% desired period of sine</text:span><text:span text:style-name="T5"><text:line-break/>f0 = </text:span><text:span text:style-name="T10">1</text:span><text:span text:style-name="T5">/T0; </text:span><text:span text:style-name="T1">% frequency in Hz is just the reciprocal of the period</text:span><text:span text:style-name="T5"><text:line-break/>Npts = </text:span><text:span text:style-name="T10">1024</text:span><text:span text:style-name="T5">; </text:span><text:span text:style-name="T1">% number of points to plot</text:span><text:span text:style-name="T5"><text:line-break/>delta = T0/Npts; </text:span><text:span text:style-name="T1">% increment or "sampling period"</text:span><text:span text:style-name="T5"><text:line-break/>trange = </text:span><text:span text:style-name="T10">0</text:span><text:span text:style-name="T5">:delta:(T0-delta);<text:line-break/><text:line-break/>Nterms = </text:span><text:span text:style-name="T10">10</text:span><text:span text:style-name="T5">; </text:span><text:span text:style-name="T1">%number of sine ways to add</text:span><text:span text:style-name="T5"><text:line-break/>Y = </text:span><text:span text:style-name="T12">zeros</text:span><text:span text:style-name="T5">(Nterms, Npts);<text:line-break/></text:span><text:span text:style-name="T16">for</text:span><text:span text:style-name="T8"> </text:span><text:span text:style-name="T12">i</text:span><text:span text:style-name="T8"> </text:span><text:span text:style-name="T5">= </text:span><text:span text:style-name="T10">1</text:span><text:span text:style-name="T5">:</text:span><text:span text:style-name="T10">2</text:span><text:span text:style-name="T5">:Nterms*</text:span><text:span text:style-name="T10">2</text:span><text:span text:style-name="T5">+</text:span><text:span text:style-name="T10">1</text:span><text:span text:style-name="T5">; </text:span><text:span text:style-name="T1">% increment by two to get the odd harmonics</text:span><text:span text:style-name="T5"><text:line-break/>oddHarmonic = </text:span><text:span text:style-name="T12">i</text:span><text:span text:style-name="T5">*f0;<text:line-break/>sineValue = (</text:span><text:span text:style-name="T12">sin</text:span><text:span text:style-name="T5">(</text:span><text:span text:style-name="T10">2</text:span><text:span text:style-name="T5">*</text:span><text:span text:style-name="T12">pi</text:span><text:span text:style-name="T5">*oddHarmonic*trange))/</text:span><text:span text:style-name="T12">i</text:span><text:span text:style-name="T5">;</text:span><text:span text:style-name="T1">%Get the value of the harmonic</text:span><text:span text:style-name="T5"><text:line-break/>Sines(</text:span><text:span text:style-name="T12">i</text:span><text:span text:style-name="T5">,:) = sineValue;<text:line-break/></text:span><text:span text:style-name="T16">end</text:span><text:span text:style-name="T5">;<text:line-break/></text:span><text:span text:style-name="T8">    </text:span><text:span text:style-name="T5"><text:line-break/>Ytotal = addsines(Sines);<text:line-break/>figure; plot(trange, Ytotal); grid; title(</text:span><text:span text:style-name="T14">'sum of sinusoids'</text:span><text:span text:style-name="T5">);</text:span>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22:59:34.558775564</meta:creation-date>
    <dc:date>2020-06-25T23:02:43.117197682</dc:date>
    <meta:editing-duration>PT3M8S</meta:editing-duration>
    <meta:editing-cycles>1</meta:editing-cycles>
    <meta:document-statistic meta:table-count="13" meta:image-count="0" meta:object-count="0" meta:page-count="4" meta:paragraph-count="25" meta:word-count="793" meta:character-count="4697" meta:non-whitespace-character-count="3871"/>
    <meta:generator>LibreOffice/6.4.3.2$Linux_X86_64 LibreOffice_project/40$Build-2</meta:generator>
  </office:meta>
</office:document-meta>
</file>